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string">
            <text:p>Piedra de tinte de dragó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string">
            <text:p>Collar de perlas 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string">
            <text:p>Piedra de tinte de dragón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string">
            <text:p>Piedra de tinte de dragón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4:3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4:31:21.65</dc:date>
    <meta:editing-duration>PT7H23M23S</meta:editing-duration>
    <meta:editing-cycles>44</meta:editing-cycles>
    <meta:generator>OpenOffice/4.1.7$Win32 OpenOffice.org_project/417m1$Build-9800</meta:generator>
    <meta:document-statistic meta:table-count="3" meta:cell-count="248" meta:object-count="0"/>
  </office:meta>
</office:document-meta>
</file>